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210f82"/>
    </style:style>
    <style:style style:name="P2" style:family="paragraph" style:parent-style-name="Text_20_body">
      <style:text-properties officeooo:paragraph-rsid="00276497"/>
    </style:style>
    <style:style style:name="P3" style:family="paragraph" style:parent-style-name="Text_20_body">
      <style:text-properties officeooo:paragraph-rsid="002da57a"/>
    </style:style>
    <style:style style:name="P4" style:family="paragraph" style:parent-style-name="Text_20_body">
      <style:text-properties officeooo:paragraph-rsid="003028f7"/>
    </style:style>
    <style:style style:name="P5" style:family="paragraph" style:parent-style-name="Text_20_body">
      <style:text-properties officeooo:paragraph-rsid="003a26b8"/>
    </style:style>
    <style:style style:name="P6" style:family="paragraph" style:parent-style-name="Text_20_body">
      <style:text-properties fo:language="ru" fo:country="RU" officeooo:rsid="00209192" officeooo:paragraph-rsid="00209192"/>
    </style:style>
    <style:style style:name="P7" style:family="paragraph" style:parent-style-name="Text_20_body">
      <style:text-properties fo:language="ru" fo:country="RU" officeooo:rsid="003ac60d" officeooo:paragraph-rsid="003ac60d"/>
    </style:style>
    <style:style style:name="P8" style:family="paragraph" style:parent-style-name="Text_20_body">
      <style:text-properties fo:language="ru" fo:country="RU" officeooo:rsid="004064fe" officeooo:paragraph-rsid="004064fe"/>
    </style:style>
    <style:style style:name="P9" style:family="paragraph" style:parent-style-name="Text_20_body">
      <style:text-properties fo:language="ru" fo:country="RU" officeooo:rsid="004064fe" officeooo:paragraph-rsid="0047769a"/>
    </style:style>
    <style:style style:name="P10" style:family="paragraph" style:parent-style-name="Text_20_body">
      <style:text-properties fo:language="ru" fo:country="RU" officeooo:rsid="004064fe" officeooo:paragraph-rsid="0047f240"/>
    </style:style>
    <style:style style:name="P11" style:family="paragraph" style:parent-style-name="Text_20_body">
      <style:text-properties fo:language="ru" fo:country="RU" officeooo:rsid="004064fe" officeooo:paragraph-rsid="0048c2cc"/>
    </style:style>
    <style:style style:name="P12" style:family="paragraph" style:parent-style-name="Text_20_body">
      <style:text-properties fo:language="ru" fo:country="RU" officeooo:rsid="004064fe" officeooo:paragraph-rsid="004d4b44"/>
    </style:style>
    <style:style style:name="P13" style:family="paragraph" style:parent-style-name="Text_20_body">
      <style:text-properties officeooo:paragraph-rsid="00520e27"/>
    </style:style>
    <style:style style:name="P14" style:family="paragraph" style:parent-style-name="Text_20_body">
      <style:text-properties officeooo:paragraph-rsid="005cc38c"/>
    </style:style>
    <style:style style:name="P15" style:family="paragraph" style:parent-style-name="Text_20_body">
      <style:text-properties officeooo:paragraph-rsid="00656ccc"/>
    </style:style>
    <style:style style:name="P16" style:family="paragraph" style:parent-style-name="Text_20_body">
      <style:text-properties officeooo:paragraph-rsid="00664870"/>
    </style:style>
    <style:style style:name="P17" style:family="paragraph" style:parent-style-name="Text_20_body">
      <style:text-properties officeooo:paragraph-rsid="0068246a"/>
    </style:style>
    <style:style style:name="P18" style:family="paragraph" style:parent-style-name="Heading_20_1">
      <style:text-properties fo:language="ru" fo:country="RU" officeooo:rsid="001f9cef"/>
    </style:style>
    <style:style style:name="P19" style:family="paragraph" style:parent-style-name="Text_20_body" style:list-style-name="L1">
      <style:text-properties officeooo:paragraph-rsid="003ac60d"/>
    </style:style>
    <style:style style:name="P20" style:family="paragraph" style:parent-style-name="Text_20_body">
      <style:text-properties fo:language="ru" fo:country="RU" officeooo:rsid="005f3021" officeooo:paragraph-rsid="005f3021"/>
    </style:style>
    <style:style style:name="P21" style:family="paragraph" style:parent-style-name="Text_20_body" style:list-style-name="L2">
      <style:text-properties officeooo:paragraph-rsid="005f760a"/>
    </style:style>
    <style:style style:name="P22" style:family="paragraph" style:parent-style-name="Text_20_body" style:list-style-name="L2">
      <style:text-properties officeooo:paragraph-rsid="005fae58"/>
    </style:style>
    <style:style style:name="P23" style:family="paragraph" style:parent-style-name="Text_20_body" style:list-style-name="L3">
      <style:text-properties officeooo:paragraph-rsid="003de439"/>
    </style:style>
    <style:style style:name="P24" style:family="paragraph" style:parent-style-name="Text_20_body" style:list-style-name="L3">
      <style:text-properties officeooo:paragraph-rsid="005e14e3"/>
    </style:style>
    <style:style style:name="P25" style:family="paragraph" style:parent-style-name="Text_20_body" style:list-style-name="L3">
      <style:text-properties officeooo:rsid="00245b41" officeooo:paragraph-rsid="00245b41"/>
    </style:style>
    <style:style style:name="P26" style:family="paragraph" style:parent-style-name="Text_20_body" style:list-style-name="L3">
      <style:text-properties officeooo:rsid="00487b48" officeooo:paragraph-rsid="00487b48"/>
    </style:style>
    <style:style style:name="P27" style:family="paragraph" style:parent-style-name="Heading_20_2">
      <style:text-properties fo:language="ru" fo:country="RU" officeooo:rsid="001f9cef"/>
    </style:style>
    <style:style style:name="P28" style:family="paragraph" style:parent-style-name="Heading_20_2">
      <style:text-properties fo:language="ru" fo:country="RU" officeooo:rsid="00209192"/>
    </style:style>
    <style:style style:name="P29" style:family="paragraph" style:parent-style-name="Heading_20_2">
      <style:text-properties fo:language="ru" fo:country="RU" officeooo:rsid="003f99e0"/>
    </style:style>
    <style:style style:name="P30" style:family="paragraph" style:parent-style-name="Heading_20_2">
      <style:text-properties officeooo:rsid="00245b41"/>
    </style:style>
    <style:style style:name="T1" style:family="text">
      <style:text-properties fo:language="ru" fo:country="RU" officeooo:rsid="001f9cef" style:font-size-asian="10.5pt"/>
    </style:style>
    <style:style style:name="T2" style:family="text">
      <style:text-properties fo:language="ru" fo:country="RU" officeooo:rsid="0022f0d0" style:font-size-asian="10.5pt"/>
    </style:style>
    <style:style style:name="T3" style:family="text">
      <style:text-properties fo:language="ru" fo:country="RU" officeooo:rsid="00276497"/>
    </style:style>
    <style:style style:name="T4" style:family="text">
      <style:text-properties fo:language="ru" fo:country="RU" officeooo:rsid="00276497" fo:background-color="#ffff00"/>
    </style:style>
    <style:style style:name="T5" style:family="text">
      <style:text-properties fo:language="ru" fo:country="RU" officeooo:rsid="00290791" fo:background-color="#ffff00"/>
    </style:style>
    <style:style style:name="T6" style:family="text">
      <style:text-properties fo:language="ru" fo:country="RU" officeooo:rsid="002da57a"/>
    </style:style>
    <style:style style:name="T7" style:family="text">
      <style:text-properties fo:language="ru" fo:country="RU" officeooo:rsid="002f8826"/>
    </style:style>
    <style:style style:name="T8" style:family="text">
      <style:text-properties fo:language="ru" fo:country="RU" officeooo:rsid="003028f7"/>
    </style:style>
    <style:style style:name="T9" style:family="text">
      <style:text-properties fo:language="ru" fo:country="RU" officeooo:rsid="00311432"/>
    </style:style>
    <style:style style:name="T10" style:family="text">
      <style:text-properties fo:language="ru" fo:country="RU" officeooo:rsid="0031849d"/>
    </style:style>
    <style:style style:name="T11" style:family="text">
      <style:text-properties fo:language="ru" fo:country="RU" officeooo:rsid="0033bb0f"/>
    </style:style>
    <style:style style:name="T12" style:family="text">
      <style:text-properties fo:language="ru" fo:country="RU" officeooo:rsid="0035b402"/>
    </style:style>
    <style:style style:name="T13" style:family="text">
      <style:text-properties fo:language="ru" fo:country="RU" officeooo:rsid="00384845"/>
    </style:style>
    <style:style style:name="T14" style:family="text">
      <style:text-properties fo:language="ru" fo:country="RU" officeooo:rsid="003a26b8"/>
    </style:style>
    <style:style style:name="T15" style:family="text">
      <style:text-properties fo:language="ru" fo:country="RU" officeooo:rsid="003ac60d"/>
    </style:style>
    <style:style style:name="T16" style:family="text">
      <style:text-properties fo:language="ru" fo:country="RU" officeooo:rsid="003ae039"/>
    </style:style>
    <style:style style:name="T17" style:family="text">
      <style:text-properties fo:language="ru" fo:country="RU" officeooo:rsid="00431042"/>
    </style:style>
    <style:style style:name="T18" style:family="text">
      <style:text-properties fo:language="ru" fo:country="RU" officeooo:rsid="00520e27"/>
    </style:style>
    <style:style style:name="T19" style:family="text">
      <style:text-properties fo:language="ru" fo:country="RU" officeooo:rsid="00522f7d"/>
    </style:style>
    <style:style style:name="T20" style:family="text">
      <style:text-properties fo:language="ru" fo:country="RU" officeooo:rsid="0053c4d2"/>
    </style:style>
    <style:style style:name="T21" style:family="text">
      <style:text-properties fo:language="ru" fo:country="RU" officeooo:rsid="0053d68a"/>
    </style:style>
    <style:style style:name="T22" style:family="text">
      <style:text-properties fo:language="ru" fo:country="RU" officeooo:rsid="00573528"/>
    </style:style>
    <style:style style:name="T23" style:family="text">
      <style:text-properties fo:language="ru" fo:country="RU" officeooo:rsid="005924a3"/>
    </style:style>
    <style:style style:name="T24" style:family="text">
      <style:text-properties fo:language="ru" fo:country="RU" officeooo:rsid="00593208"/>
    </style:style>
    <style:style style:name="T25" style:family="text">
      <style:text-properties fo:language="ru" fo:country="RU" officeooo:rsid="005cc38c"/>
    </style:style>
    <style:style style:name="T26" style:family="text">
      <style:text-properties fo:language="ru" fo:country="RU" officeooo:rsid="005f760a"/>
    </style:style>
    <style:style style:name="T27" style:family="text">
      <style:text-properties fo:language="ru" fo:country="RU" officeooo:rsid="005fae58"/>
    </style:style>
    <style:style style:name="T28" style:family="text">
      <style:text-properties fo:language="ru" fo:country="RU" officeooo:rsid="0063799d"/>
    </style:style>
    <style:style style:name="T29" style:family="text">
      <style:text-properties fo:language="ru" fo:country="RU" officeooo:rsid="00656ccc"/>
    </style:style>
    <style:style style:name="T30" style:family="text">
      <style:text-properties fo:language="ru" fo:country="RU" officeooo:rsid="00664870"/>
    </style:style>
    <style:style style:name="T31" style:family="text">
      <style:text-properties fo:language="ru" fo:country="RU" officeooo:rsid="0067d106"/>
    </style:style>
    <style:style style:name="T32" style:family="text">
      <style:text-properties fo:language="ru" fo:country="RU" officeooo:rsid="0068246a"/>
    </style:style>
    <style:style style:name="T33" style:family="text">
      <style:text-properties fo:language="ru" fo:country="RU" officeooo:rsid="0069df2c"/>
    </style:style>
    <style:style style:name="T34" style:family="text">
      <style:text-properties fo:language="ru" fo:country="RU" officeooo:rsid="006a9350"/>
    </style:style>
    <style:style style:name="T35" style:family="text">
      <style:text-properties officeooo:rsid="00210f82"/>
    </style:style>
    <style:style style:name="T36" style:family="text">
      <style:text-properties officeooo:rsid="0022f0d0"/>
    </style:style>
    <style:style style:name="T37" style:family="text">
      <style:text-properties officeooo:rsid="003de439"/>
    </style:style>
    <style:style style:name="T38" style:family="text">
      <style:text-properties officeooo:rsid="00450605"/>
    </style:style>
    <style:style style:name="T39" style:family="text">
      <style:text-properties officeooo:rsid="0047769a"/>
    </style:style>
    <style:style style:name="T40" style:family="text">
      <style:text-properties officeooo:rsid="0047f240"/>
    </style:style>
    <style:style style:name="T41" style:family="text">
      <style:text-properties officeooo:rsid="00487b48"/>
    </style:style>
    <style:style style:name="T42" style:family="text">
      <style:text-properties officeooo:rsid="0048c2cc"/>
    </style:style>
    <style:style style:name="T43" style:family="text">
      <style:text-properties officeooo:rsid="0048cb22"/>
    </style:style>
    <style:style style:name="T44" style:family="text">
      <style:text-properties officeooo:rsid="0049ff65"/>
    </style:style>
    <style:style style:name="T45" style:family="text">
      <style:text-properties officeooo:rsid="004d4b44"/>
    </style:style>
    <style:style style:name="T46" style:family="text">
      <style:text-properties fo:font-style="italic" officeooo:rsid="004d4b44" style:font-style-asian="italic" style:font-style-complex="italic"/>
    </style:style>
    <style:style style:name="T47" style:family="text">
      <style:text-properties fo:font-style="italic" officeooo:rsid="0048c2cc" style:font-style-asian="italic" style:font-style-complex="italic"/>
    </style:style>
    <style:style style:name="T48" style:family="text">
      <style:text-properties officeooo:rsid="005e14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Обзор по существующим автоматизированным системам анализа структур металлов и сплавов</text:h>
      <text:h text:style-name="P27" text:outline-level="2">Введение</text:h>
      <text:p text:style-name="P6">Рассматривается задача идентификации характеристик микроструктур по имеющемуся множеству шлифов металлов и сплавов. Под идентификацией здесь понимается определение как качественных характиеристик сплава, так и численного значения различных параметров зерновой структуры автоматизированным способом.</text:p>
      <text:p text:style-name="P1"><text:span text:style-name="T35">В данный момент на практике подобная идентификация параметров </text:span><text:span text:style-name="T36">зачастую</text:span><text:span text:style-name="T35"> производится вручную</text:span><text:span text:style-name="T36">.</text:span><text:span text:style-name="T35"> </text:span><text:span text:style-name="T36">Однако, существуют системы, позволяющие проводить подобный анализ в автоматизированном виде.</text:span></text:p>
      <text:p text:style-name="P1"><text:span text:style-name="T1">В этой статье будет приведён обзор сушествующих систем </text:span><text:span text:style-name="T2">автоматизированного </text:span><text:span text:style-name="T1">анализа зерновых структур на шлифах металлов и сплаво. Также будут представлены отличаи разрабатываемой системы от уже имеющихся.</text:span></text:p>
      <text:h text:style-name="P28" text:outline-level="2">Обзор по существующим системам</text:h>
      <text:p text:style-name="P2"><text:span text:style-name="T3">Раньше существовали аппаратные коплексы для автоматического структурного анализа, такие как Epiquant и «Квантимак». Но они были дорогостоящими и </text:span><text:span text:style-name="T4">найти подробной информации по ним в данное время не удалось. Вероятно, они просто потеряли актуальность и перестали использоваться.</text:span><text:span text:style-name="T5">(развитие цифровой техники позволило производить анализ в большей производительностью и достоверностью, а также с меньшими затратами).</text:span></text:p>
      <text:p text:style-name="P3"><text:span text:style-name="T6">Некоторые источники, такие как [2], предлагают использовать универсальные компьютерные прграммы обработки изображений Adobe PhotoShop </text:span><text:span text:style-name="T7">и Corel PhotoPaint. Однако, такой подход позволяет лишь определять объёмную долю зерён на фотографии. Другие параметры, такие как средний размер зерна структуры, дисперсия размера, оринетация и т. д. определяьться подобными программами не могут. Кроме того, эти программы требуют определённого навыка работы с ними. Также эти программы изначально не ориентированы на проведение подобного рода анализа, что ещё более повышает трудоёмкость их использования.</text:span></text:p>
      <text:p text:style-name="P4"><text:span text:style-name="T8">Также существуют программные комплексы для проведения количественного анализа микроструктур фирм SIAMS и Carl Zeiss. </text:span><text:span text:style-name="T9">Это дороготоящие продукты и в открытом доступе </text:span><text:span text:style-name="T10">не так много информции по ним. Однако, кое-какая информация по ним позволяет судить об их недостатках и возможных путях их улучшения.</text:span></text:p>
      <text:p text:style-name="P5"><text:span text:style-name="T12">С</text:span><text:span text:style-name="T11">истемы фирмы SIAMS предоставляют </text:span><text:span text:style-name="T14">целый спектр </text:span><text:span text:style-name="T11">решени</text:span><text:span text:style-name="T14">й</text:span><text:span text:style-name="T11"> для количественного анализа структур</text:span><text:span text:style-name="T14"> таких материалов, как стали, чугуны, цветные металлы и их сплавы, твёрдые сплавы.</text:span></text:p>
      <text:p text:style-name="P7">В рамках анализа сталей и чугунов возможен анализ следующих характеристик:</text:p>
      <text:list xml:id="list13737765912" text:style-name="L1">
        <text:list-item>
          <text:p text:style-name="P19"><text:span text:style-name="T16">а</text:span><text:span text:style-name="T15">нализ зерна в стали</text:span></text:p>
          <text:list>
            <text:list-item>
              <text:p text:style-name="P19"><text:span text:style-name="T16">в</text:span><text:span text:style-name="T15">еличина зерна в сталях и сплавах</text:span></text:p>
            </text:list-item>
            <text:list-item>
              <text:p text:style-name="P19"><text:span text:style-name="T16">в</text:span><text:span text:style-name="T15">еличина действительного зерна аустенита</text:span></text:p>
            </text:list-item>
            <text:list-item>
              <text:p text:style-name="P19"><text:span text:style-name="T16">в</text:span><text:span text:style-name="T15">еличина зерна в горячекатаной стали</text:span></text:p>
            </text:list-item>
            <text:list-item>
              <text:p text:style-name="P19"><text:span text:style-name="T16">в</text:span><text:span text:style-name="T15">еличина зерна в стали с двойной термообработкой</text:span></text:p>
            </text:list-item>
            <text:list-item>
              <text:p text:style-name="P19"><text:span text:style-name="T16">с</text:span><text:span text:style-name="T15">тепень анизотропии зерна</text:span></text:p>
            </text:list-item>
          </text:list>
        </text:list-item>
        <text:list-item>
          <text:p text:style-name="P19"><text:span text:style-name="T16">а</text:span><text:span text:style-name="T15">нализ структурных и фазовых составляющих стали</text:span></text:p>
          <text:list>
            <text:list-item>
              <text:p text:style-name="P19"><text:span text:style-name="T16">о</text:span><text:span text:style-name="T15">тносительное содержание перлита и феррита в стали</text:span></text:p>
            </text:list-item>
            <text:list-item>
              <text:p text:style-name="P19"><text:span text:style-name="T16">о</text:span><text:span text:style-name="T15">пределение содержания ферритной фазы в прутках аустенитной стали</text:span></text:p>
            </text:list-item>
            <text:list-item>
              <text:p text:style-name="P19"><text:soft-page-break/><text:span text:style-name="T16">о</text:span><text:span text:style-name="T15">пределение полосчатости ферритно-перлитной структуры в сталях</text:span></text:p>
            </text:list-item>
            <text:list-item>
              <text:p text:style-name="P19"><text:span text:style-name="T16">о</text:span><text:span text:style-name="T15">ценка карбидной сетки в инструментальной легированной стали</text:span></text:p>
            </text:list-item>
            <text:list-item>
              <text:p text:style-name="P19"><text:span text:style-name="T16">о</text:span><text:span text:style-name="T15">пределение степени дисперсности пластинчатого перлита</text:span></text:p>
            </text:list-item>
          </text:list>
        </text:list-item>
        <text:list-item>
          <text:p text:style-name="P19"><text:span text:style-name="T16">а</text:span><text:span text:style-name="T15">нализ включений в стали</text:span></text:p>
          <text:list>
            <text:list-item>
              <text:p text:style-name="P19"><text:span text:style-name="T16">а</text:span><text:span text:style-name="T15">нализ коррозионно-активных неметаллических включений (КАНВ) для углеродистых и низколегированных сталей</text:span></text:p>
            </text:list-item>
            <text:list-item>
              <text:p text:style-name="P19"><text:span text:style-name="T16">а</text:span><text:span text:style-name="T15">нализ неметаллических включений в стали</text:span></text:p>
            </text:list-item>
          </text:list>
        </text:list-item>
        <text:list-item>
          <text:p text:style-name="P19"><text:span text:style-name="T16">а</text:span><text:span text:style-name="T15">нализ структурных и фазовых составляющих чугуна</text:span></text:p>
          <text:list>
            <text:list-item>
              <text:p text:style-name="P19"><text:span text:style-name="T16">о</text:span><text:span text:style-name="T34">т</text:span><text:span text:style-name="T15">носительное содержание перлита и феррита в чугуне</text:span></text:p>
            </text:list-item>
            <text:list-item>
              <text:p text:style-name="P19"><text:span text:style-name="T16">о</text:span><text:span text:style-name="T15">тносительное содержание карбидов и карбидов эвтектики в чугуне</text:span></text:p>
            </text:list-item>
            <text:list-item>
              <text:p text:style-name="P19"><text:span text:style-name="T16">о</text:span><text:span text:style-name="T15">пределение содержания и размеров включений графита</text:span></text:p>
            </text:list-item>
          </text:list>
        </text:list-item>
      </text:list>
      <text:p text:style-name="P15"><text:span text:style-name="T29">Эта система не обладает функцией классификации зерновых структур – </text:span><text:span text:style-name="T13">эта информация вводится пользователем при проведении количественного анализа.</text:span></text:p>
      <text:p text:style-name="P14"><text:span text:style-name="T25">Фирма <text:s/></text:span><text:span text:style-name="T8">Carl Zeiss, </text:span><text:span text:style-name="T25">в овновном, занимается создаием аппаратных комплексов, но также создаёт и программное обеспечение для автоматизированного управления оборудовением. Таким образом в области материаловедения эта фирма предоставляет в виде микроскопов и программы обработки изображений AxioVision.</text:span></text:p>
      <text:p text:style-name="P20">Эта программа имеет модульную архитектуру, что даёт её возможность к простой адаптации под конкретной использование. В основном это модули обработки изображений, а не их анализа (например модули склеивания фотографий, повышение резкосзти, уменьшения шума и т. д.). Но есть и модули по проведению анализа изображений:</text:p>
      <text:list xml:id="list255486159" text:style-name="L2">
        <text:list-item>
          <text:p text:style-name="P21"><text:span text:style-name="T28">м</text:span><text:span text:style-name="T26">одуль Grains – измерение размера зерна в аустенитной и ферритной стали;</text:span></text:p>
        </text:list-item>
        <text:list-item>
          <text:p text:style-name="P21"><text:span text:style-name="T28">м</text:span><text:span text:style-name="T26">одуль Multiphase – измерение размера частиц и процент их содержания в анализируемом поле;</text:span></text:p>
        </text:list-item>
        <text:list-item>
          <text:p text:style-name="P21"><text:span text:style-name="T28">м</text:span><text:span text:style-name="T26">одуль Graphite – <text:s/>анализ структуры чугуна. Данный модуль позволяет определять тип и размеры частиц графита. Программа дает возможность следующих измерений и классификаций:</text:span></text:p>
          <text:list>
            <text:list-item>
              <text:p text:style-name="P21"><text:span text:style-name="T28">а</text:span><text:span text:style-name="T26">нализ округлых включений – измерение размера и процентного содержание включений округлой формы (сферический графит);</text:span></text:p>
            </text:list-item>
            <text:list-item>
              <text:p text:style-name="P21"><text:span text:style-name="T28">а</text:span><text:span text:style-name="T26">нализ чешуйчатого графита – классификация и распределение частиц по группам в зависимости от размера (длины), а также вычисление процентного содержания по полю; возможность исключения из обсчета артефактов и всякого рода дефектов;</text:span></text:p>
            </text:list-item>
            <text:list-item>
              <text:p text:style-name="P21"><text:span text:style-name="T28">о</text:span><text:span text:style-name="T26">пределение формы графита – классификация графитовый включений в соответствии с шестью формами, начиная с чешуйчатого графита и заканчивая сферолитом;</text:span></text:p>
            </text:list-item>
            <text:list-item>
              <text:p text:style-name="P21"><text:span text:style-name="T28">О</text:span><text:span text:style-name="T26">пределение типа чешуйчатого графита – система производит вычисление процентного содержания частиц чешуйчатого графита в соответствии со стандартом SinterCast Technologies AB;</text:span></text:p>
            </text:list-item>
          </text:list>
        </text:list-item>
        <text:list-item>
          <text:p text:style-name="P21"><text:span text:style-name="T28">м</text:span><text:span text:style-name="T26">одуль NMI – cистема автоматической оценки и анализа неметаллических включений;</text:span></text:p>
        </text:list-item>
        <text:list-item>
          <text:p text:style-name="P22"><text:span text:style-name="T28">м</text:span><text:span text:style-name="T27">одуль Particle Analyzer – cистема для автоматической оценки размеров и количества частиц.</text:span></text:p>
        </text:list-item>
      </text:list>
      <text:p text:style-name="P16"><text:span text:style-name="T30">Эта система также не </text:span><text:span text:style-name="T31">обладает функцией классификации зерновых структур.</text:span></text:p>
      <text:p text:style-name="P17"><text:span text:style-name="T32">Таким образом, имеющиеся системы в основном обладают лишь функциями количественного анализа зерновых структур. Это, несомненно, ьольшая помощь в проведении анализа структур, однако с привлечением алгоритмов качественнного анализа область применение и уровень автоматизации этих систем может быть заничтельно квеличен</text:span><text:span text:style-name="T33">ы</text:span><text:span text:style-name="T32">.</text:span></text:p>
      <text:h text:style-name="P29" text:outline-level="2"><text:soft-page-break/>Преимущества разрабатываемой системы</text:h>
      <text:p text:style-name="P8">Как было предсталвено выше, иеющиеся программные автоматические системы проведения анализа металлов позволяют проводить лишь количественный анализ шлифов.</text:p>
      <text:p text:style-name="P9"><text:span text:style-name="T39">Преимуществом разрабатываемой</text:span><text:span text:style-name="T38"> систем</text:span><text:span text:style-name="T39">ы является интеграция средств по проведению качественного анализа структур. Это сделает систему более универсальной и позволит использовать её и в других областях.</text:span></text:p>
      <text:p text:style-name="P10"><text:span text:style-name="T40">Под качественным анализом здесь, в первую очередь, подразумевается определение принадлежности зерновой структуры тому или иному классу. </text:span><text:span text:style-name="T41">Для этого предлагается использовать различные методы распознавания образов [</text:span><text:span text:style-name="T48">4</text:span><text:span text:style-name="T41">, </text:span><text:span text:style-name="T48">5</text:span><text:span text:style-name="T41">] .</text:span></text:p>
      <text:p text:style-name="P11"><text:span text:style-name="T42">Такая автоматическая классификация сделает заключение эксперта более </text:span><text:span text:style-name="T47">математически обоснованным</text:span><text:span text:style-name="T42"> в </text:span><text:span text:style-name="T43">спорных </text:span><text:span text:style-name="T42">ситуациях. </text:span><text:span text:style-name="T44">Более того, подобная классификация позволит убрать те варианты количественного анализа, которые не имеют значения для данной структуры, что сделает работу с системой более комфортной.</text:span></text:p>
      <text:p text:style-name="P12"><text:span text:style-name="T45">Классификация зерновой структуры также позволит решать задачи восстановления </text:span><text:span text:style-name="T46">предыстории материала</text:span><text:span text:style-name="T45"> – характер его деформации, раскаливания, перед снятием шлифа.</text:span></text:p>
      <text:p text:style-name="P13"><text:span text:style-name="T18">Также существет класс программ по моделированию зерновых структур, а также по получению металлов с заданной зерновой структурой. </text:span><text:span text:style-name="T19">В этих </text:span><text:span text:style-name="T20">программах зачастую открытым стоит вопрос о действительном соответствии </text:span><text:span text:style-name="T21">полученной зерновой структуры заданной.</text:span><text:span text:style-name="T17"> </text:span><text:span text:style-name="T22">Проведение качественного анализа </text:span><text:span text:style-name="T23">зерновой структуры в большой степени позволяет </text:span><text:span text:style-name="T24">автоматизировать процесс подобной верификации.</text:span></text:p>
      <text:h text:style-name="P30" text:outline-level="2">Список литературы</text:h>
      <text:list xml:id="list1744461941" text:style-name="L3">
        <text:list-item>
          <text:p text:style-name="P25">Костылева Л.В., <text:s/>Санталова Е.А., <text:s/>Ильинский В.А. <text:s/>Определение объемной долидендритных ветвей с использованием компьютерных программ // Заводская лаборатория. – 2003. – № 11. – С. 33-36</text:p>
        </text:list-item>
        <text:list-item>
          <text:p text:style-name="P23"><text:span text:style-name="T37">Электронный ресурс </text:span><text:a xlink:type="simple" xlink:href="http://siams.com/solutions/sol_grain_anisotropy.htm"><text:span text:style-name="T37">http://siams.com/solutions/sol_grain_anisotropy.htm</text:span></text:a></text:p>
        </text:list-item>
        <text:list-item>
          <text:p text:style-name="P24"><text:span text:style-name="T48">Электронный ресурс </text:span><text:a xlink:type="simple" xlink:href="http://www.optec.zeiss.ru/material/?n=23446703"><text:span text:style-name="T48">http://www.optec.zeiss.ru/material/?n=23446703</text:span></text:a></text:p>
        </text:list-item>
        <text:list-item>
          <text:p text:style-name="P26">Ту Дж., Гонсалес Р. Принципы распознавания образов: Пер. с англ. М.: Мир, 1978. 412 с. </text:p>
        </text:list-item>
        <text:list-item>
          <text:p text:style-name="P26">Горелик, <text:s/>А. Л. <text:s/>Методы распознавания: <text:s/>Учебное <text:s/>пособие для вузов / Горелик А. Л., Скрипкин В. А. М.: Высш. шк., 1977. – 222 с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cm" style:contextual-spacing="false" fo:text-align="justify" style:justify-single-word="false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9T15:40:52</meta:creation-date>
    <dc:date>2012-10-30T21:48:06</dc:date>
    <meta:editing-duration>PT5H40M8S</meta:editing-duration>
    <meta:editing-cycles>77</meta:editing-cycles>
    <meta:generator>LibreOffice/3.6$Linux_X86_64 LibreOffice_project/da8c1e6-fd468f4-454e206-f42a4a9-143cfd</meta:generator>
    <dc:creator>Sergey Sharybin</dc:creator>
    <meta:document-statistic meta:table-count="0" meta:image-count="0" meta:object-count="0" meta:page-count="3" meta:paragraph-count="57" meta:word-count="976" meta:character-count="7626" meta:non-whitespace-character-count="6729"/>
  </office:meta>
</office:document-meta>
</file>